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2000000A9647774B07B4FE4F0.png" manifest:media-type="image/png"/>
  <manifest:file-entry manifest:full-path="Pictures/10000000000004A1000001C7825C9CAC2D39EBDE.png" manifest:media-type="image/png"/>
  <manifest:file-entry manifest:full-path="Pictures/100000000000049A00000074E36EAF241B60656B.png" manifest:media-type="image/png"/>
  <manifest:file-entry manifest:full-path="Pictures/100000000000051C00000152B9F0265EFFE9BC42.png" manifest:media-type="image/png"/>
  <manifest:file-entry manifest:full-path="Pictures/10000000000004E30000014DD3315684A1EA15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3624"/>
    </style:style>
    <style:style style:name="T1" style:family="text">
      <style:text-properties officeooo:rsid="001b2c8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es utilisateurs avec <text:span text:style-name="T1">premières version de </text:span>wireframes</text:p>
      <text:p text:style-name="P1"><draw:frame draw:style-name="fr1" draw:name="Image 1" text:anchor-type="as-char" svg:width="16.002cm" svg:height="4.26cm" draw:z-index="0"><draw:image xlink:href="Pictures/10000000000004E30000014DD3315684A1EA1505.png" xlink:type="simple" xlink:show="embed" xlink:actuate="onLoad" draw:mime-type="image/png"/></draw:frame></text:p>
      <text:p text:style-name="P1"><draw:frame draw:style-name="fr1" draw:name="Image 2" text:anchor-type="as-char" svg:width="16.002cm" svg:height="4.135cm" draw:z-index="1"><draw:image xlink:href="Pictures/100000000000051C00000152B9F0265EFFE9BC42.png" xlink:type="simple" xlink:show="embed" xlink:actuate="onLoad" draw:mime-type="image/png"/></draw:frame></text:p>
      <text:p text:style-name="P1"><draw:frame draw:style-name="fr1" draw:name="Image 3" text:anchor-type="as-char" svg:width="16.002cm" svg:height="1.575cm" draw:z-index="2"><draw:image xlink:href="Pictures/100000000000049A00000074E36EAF241B60656B.png" xlink:type="simple" xlink:show="embed" xlink:actuate="onLoad" draw:mime-type="image/png"/></draw:frame></text:p>
      <text:p text:style-name="P1"><draw:frame draw:style-name="fr1" draw:name="Image 4" text:anchor-type="as-char" svg:width="16.002cm" svg:height="6.144cm" draw:z-index="3"><draw:image xlink:href="Pictures/10000000000004A1000001C7825C9CAC2D39EBDE.png" xlink:type="simple" xlink:show="embed" xlink:actuate="onLoad" draw:mime-type="image/png"/></draw:frame></text:p>
      <text:p text:style-name="P1"><draw:frame draw:style-name="fr1" draw:name="Image 5" text:anchor-type="as-char" svg:width="16.002cm" svg:height="3.122cm" draw:z-index="4"><draw:image xlink:href="Pictures/1000000000000362000000A9647774B07B4FE4F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7:15:12.456517051</meta:creation-date>
    <dc:date>2024-08-31T17:15:47.399867881</dc:date>
    <meta:editing-duration>PT35S</meta:editing-duration>
    <meta:editing-cycles>1</meta:editing-cycles>
    <meta:document-statistic meta:table-count="0" meta:image-count="5" meta:object-count="0" meta:page-count="1" meta:paragraph-count="6" meta:word-count="7" meta:character-count="60" meta:non-whitespace-character-count="54"/>
    <meta:generator>LibreOffice/7.3.7.2$Linux_X86_64 LibreOffice_project/30$Build-2</meta:generator>
  </office:meta>
</office:document-meta>
</file>